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language="grc" fo:country="GR" officeooo:paragraph-rsid="00091797"/>
    </style:style>
    <style:style style:name="T1" style:family="text">
      <style:text-properties officeooo:rsid="000e99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8.<text:span text:style-name="T1">1</text:span> Τούτου δὴ ἕνεκεν ὁ ἀσώματος καὶ ἄφθαρτος</text:p>
      <text:p text:style-name="P1">καὶ ἄυλος τοῦ Θεοῦ Λόγος παραγίνεται εἰς τὴν ἡμετέραν χώραν, οὔτι γε μακρὰν ὧν πρότερον· οὐδὲν</text:p>
      <text:p text:style-name="P1">γὰρ αὐτοῦ κενὸν ὑπολέλειπται τῆς κτίσεως μέρος,</text:p>
      <text:p text:style-name="P1">πάντα δὲ διὰ πάντων πεπλήρωκεν αὐτὸς συνὼν τῷ</text:p>
      <text:p text:style-name="P1">ἑαυτοῦ Πατρί’ ἀλλὰ παραγίνεται συγκαταβαίνων τῇ</text:p>
      <text:p text:style-name="P1">εἰς ἡμᾶς αὐτοῦ φιλανθρωπίᾳ καὶ ἐπιφανείᾳ. Καὶ</text:p>
      <text:p text:style-name="P1">ἰδὼν τὸ λογικὸν ἀπολλύμενον γένος, ναὶ τὸν θάνατον</text:p>
      <text:p text:style-name="P1">κατ᾽ αὐτῶν βασιλεύοντα τῇ φθορᾷ" ὁρῶν δὲ καὶ</text:p>
      <text:p text:style-name="P1">τὴν ἀπειλὴν τῆς παραβάσεως διακρατοῦσαν τὴν καθ᾽</text:p>
      <text:p text:style-name="P1">ἡμῶν φθορὰν, καὶ ὅτι ἄτοπον ἦν πρὸ τοῦ πληρωθῆναι τὸν νόμον λυθῆναι· ὁρῶν δὲ καὶ τὸ ἀπρεπὲς ἐν</text:p>
      <text:p text:style-name="P1">τῷ συμβεβηκότι, ὅτι ὧν αὐτὸς ἣν δημιουργὸς, ταῦτα</text:p>
      <text:p text:style-name="P1">παρηφανίζετο. ὁρῶν δὲ καὶ τὴν τῶν ἀνθρώπων</text:p>
      <text:p text:style-name="P1">ὑπερβάλλουσαν κακίαν, ὅτι κατ᾽ ὀλίγον καὶ ἀφόρητον</text:p>
      <text:p text:style-name="P1">αὐτὴν ηὔξησαν καθ᾽ ἑαυτῶν· ὁρῶν δὲ καὶ τὸ ὑπεύθυνον πάντων τῶν ἀνθρώπων πρὸς τὸν θάνατον· ἐλεήσας τὸ γένος ἡμῶν, καὶ τὴν ἀσθένειαν</text:p>
      <text:p text:style-name="P1">ἐμῶν οἰκτειρήσας, καὶ τῇ φθορᾷ ἡμῶν συγκαταβὰς,</text:p>
      <text:p text:style-name="P1">καὶ τὴν τοῦ θανάτου κράτησιν οὐχ ἐνέγκας, ἵνα</text:p>
      <text:p text:style-name="P1">μὴ τὸ γενόμενον ἀπόληται, καὶ εἰς ἀργὸν τοῦ Πατρὸς τὸ εἰς ἀνθρώπους ἔργον αὐτοῦ γένηται, λαμβάνει ἑαυτῷ σῶμα, καὶ τοῦτο οὐχ ἀλλότριον τοῦ</text:p>
      <text:p text:style-name="P1">ἡμετέρου. Οὐ γὰρ ἁπλῶς ἠθέλησεν ἐν σώματι γενέσθαι, οὐδὲ μόνον ἤθελε φανῆναι· ἐδύνατο γὰρ, εἰ</text:p>
      <text:p text:style-name="P1">μόνον ἤθελε φανῆναι, καὶ δι᾿ ἑτέρου κρείττονος τὴν</text:p>
      <text:p text:style-name="P1">θεοφάνειαν αὑτοῦ ποιήσασθαι· ἀλλὰ λαμβάνει τὸ</text:p>
      <text:p text:style-name="P1">ἡμέτερον, καὶ τοῦτο οὐχ ἀπλῶς, ἀλλ᾽ ἐξ ἀκράντου καὶ ἀμιάντου, ἀνδρὸς ἀπείρου Παρθένου,</text:p>
      <text:p text:style-name="P1">καθαρὸν καὶ ὄντως ἀμιγὲς τῆς ἀνδρῶν συνουσίας.</text:p>
      <text:p text:style-name="P1">Αὐτὸς γὰρ δυνατὸς ὧν καὶ δημιουργὸς τῶν ὅλων, ἐν</text:p>
      <text:p text:style-name="P1">τῇ Παρθένῳ κατασκευάζει ἑαυτῷ ναὸν τὸ σῶμα, καὶ</text:p>
      <text:p text:style-name="P1">ἰδιοποιεῖται τοῦτο ὥσπερ ὄργανον, ἐν αὐτῷ γνωριζόμενος καὶ ἐνοικῶν· καὶ οὕτως ἀπὸ τῶν ἡμετέρων</text:p>
      <text:p text:style-name="P1">τὸ ὅμοιον λαβὼν, διὰ τὸ πάντας ὑπευθύνους εἶναι</text:p>
      <text:p text:style-name="P1">τῇ τοῦ θανάτου φθορᾷ, ἀντὶ πάντων αὐτὸ θανάτῳ</text:p>
      <text:p text:style-name="P1">παραδιδοὺς, προσῆγε τῷ Πατρὶ, καὶ τοῦτο φιλανθρώπως ποιῶν, ἵνα, ὡς μὲν πάντων ἀποθανόντων ἐν</text:p>
      <text:p text:style-name="P1">αὐτῷ, λυθῇ ὁ κατὰ τῆς φθορᾶς τῶν ἀνθρώπων νόμος, ἅτε δὴ πληρωθείσης τῆς ἐξουσίας ἐν τῷ κυριακῷ σώματι, καὶ μηκέτι χώραν ἔχοντος κατὰ τῶν</text:p>
      <text:p text:style-name="P1">ὁμοίων ἀνθρώπων ὡς δὲ εἰς φθορὰν ἀναστρέψαντας</text:p>
      <text:p text:style-name="P1">τοὺς ἀνθρώπους πάλιν εἰς τὴν ἀφθαρσίαν ἐπιστρέψῃ,</text:p>
      <text:p text:style-name="P1">καὶ ζωοποιήσῃ τούτους ἀπὸ τοῦ θανάτου, τῇ τοῦ</text:p>
      <text:p text:style-name="P1">σώματος ἰδιοποιήσει καὶ τῇ τῆς ἀναστάσεως χάριτι</text:p>
      <text:p text:style-name="P1">τὸν θάνατον ἀπ᾽ αὐτῶν ὡς καλάμην ἀπὸ πυρὸς ἐξαφανίζων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9:03:59.611059789</meta:creation-date>
    <dc:date>2022-11-29T13:38:54.954953700</dc:date>
    <meta:editing-duration>PT1H4M19S</meta:editing-duration>
    <meta:editing-cycles>9</meta:editing-cycles>
    <meta:generator>LibreOffice/7.4.1.2$MacOSX_AARCH64 LibreOffice_project/3c58a8f3a960df8bc8fd77b461821e42c061c5f0</meta:generator>
    <meta:document-statistic meta:table-count="0" meta:image-count="0" meta:object-count="0" meta:page-count="1" meta:paragraph-count="34" meta:word-count="347" meta:character-count="2129" meta:non-whitespace-character-count="1816"/>
  </office:meta>
</office:document-meta>
</file>